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margin-bottom="0in" fo:line-height="100%"/>
      <style:text-properties style:font-name="Arial" style:font-name-asian="Times New Roman" style:font-name-complex="Arial" fo:color="#000000" style:language-asian="pl" style:country-asian="PL"/>
    </style:style>
    <style:style style:name="P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3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4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5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6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7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8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9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10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11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12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13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14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15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16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17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18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19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20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21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22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23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24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25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26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27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28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29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30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31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32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33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34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35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36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37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38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39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40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41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42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43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44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45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46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47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48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49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50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51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52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53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54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55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56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57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58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59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60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61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62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63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64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65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66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67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68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69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70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71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72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73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74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75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76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77" style:parent-style-name="Domyślnaczcionkaakapitu" style:family="text">
      <style:text-properties style:font-name="Arial" style:font-name-asian="Times New Roman" style:font-name-complex="Arial" fo:color="#0000FF" style:language-asian="pl" style:country-asian="PL"/>
    </style:style>
    <style:style style:name="T78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79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80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  <style:style style:name="T81" style:parent-style-name="Domyślnaczcionkaakapitu" style:family="text">
      <style:text-properties style:font-name="Arial" style:font-name-asian="Times New Roman" style:font-name-complex="Arial" fo:color="#FF0000" style:language-asian="pl" style:country-asian="PL"/>
    </style:style>
    <style:style style:name="T82" style:parent-style-name="Domyślnaczcionkaakapitu" style:family="text">
      <style:text-properties style:font-name="Arial" style:font-name-asian="Times New Roman" style:font-name-complex="Arial" fo:color="#000000" style:language-asian="pl" style:country-asian="PL"/>
    </style:style>
  </office:automatic-styles>
  <office:body>
    <office:text text:use-soft-page-breaks="true">
      <text:p text:style-name="P1">Analiza czasownikowo<text:s/>–<text:s/>rzeczownikowa</text:p>
      <text:p text:style-name="P2"/>
      <text:p text:style-name="Normalny"><text:span text:style-name="T3">Potrzebny jest<text:s/></text:span><text:span text:style-name="T4">program</text:span><text:span text:style-name="T5">, który<text:s/></text:span><text:span text:style-name="T6">symuluje</text:span><text:span text:style-name="T7"><text:s/>w sposób agentowy potencjalny rozwój epidemii. W obrębie programu potrzebujemy jest<text:s/></text:span><text:span text:style-name="T8">obiekt</text:span><text:span text:style-name="T9">, który</text:span><text:span text:style-name="T10"><text:s/>będzie przechowywał</text:span><text:span text:style-name="T11"><text:s/>aktualny<text:s/></text:span><text:span text:style-name="T12">stan symulacji (stan ludzi i ich pozycje na mapie)</text:span><text:span text:style-name="T13">. Ponadto wymagane będzie stworzenie<text:s/></text:span><text:span text:style-name="T14">obiektów reprezentujących ludzi</text:span><text:span text:style-name="T15">, ich<text:s/></text:span><text:span text:style-name="T16">cechy</text:span><text:span text:style-name="T17"><text:s/>oraz<text:s/></text:span><text:span text:style-name="T18">stan</text:span><text:span text:style-name="T19">. Ludzie powinni<text:s/></text:span><text:span text:style-name="T20">poruszać się</text:span><text:span text:style-name="T21">,<text:s/></text:span><text:span text:style-name="T22">chorować</text:span><text:span text:style-name="T23">,<text:s/></text:span><text:span text:style-name="T24">umierać</text:span><text:span text:style-name="T25">, względnie<text:s/></text:span><text:span text:style-name="T26">odzyskiwać zdrowie</text:span><text:span text:style-name="T27">. Potrzebni są<text:s/></text:span><text:span text:style-name="T28">doktorzy</text:span><text:span text:style-name="T29">, którzy<text:s/></text:span><text:span text:style-name="T30">będą przywracać</text:span><text:span text:style-name="T31"><text:s/>utracone<text:s/></text:span><text:span text:style-name="T32">zdrowie sobie</text:span><text:span text:style-name="T33"><text:s/>i<text:s/></text:span><text:span text:style-name="T34">innym</text:span><text:span text:style-name="T35">. Wymagane jest<text:s/></text:span><text:span text:style-name="T36">miejsce</text:span><text:span text:style-name="T37"><text:s/>-<text:s/></text:span><text:span text:style-name="T38">szpital</text:span><text:span text:style-name="T39">, gdzie<text:s/></text:span><text:span text:style-name="T40">ludziom</text:span><text:span text:style-name="T41"><text:s/>łatwiej jest<text:s/></text:span><text:span text:style-name="T42">wyzdrowieć</text:span><text:span text:style-name="T43"><text:s/>i gdzie<text:s/></text:span><text:span text:style-name="T44">nie ulegają zakażeniu</text:span><text:span text:style-name="T45">. Potrzebny jest<text:s/></text:span><text:span text:style-name="T46">wirus</text:span><text:span text:style-name="T47">, który odbiera ludziom<text:s/></text:span><text:span text:style-name="T48">zdrowie</text:span><text:span text:style-name="T49"><text:s/>i ewentualnie<text:s/></text:span><text:span text:style-name="T50">zabija</text:span><text:span text:style-name="T51">. Potrzebna jest<text:s/></text:span><text:span text:style-name="T52">mapa</text:span><text:span text:style-name="T53"><text:s/></text:span><text:span text:style-name="T54">pamiętająca pozycje</text:span><text:span text:style-name="T55"><text:s/></text:span><text:span text:style-name="T56">wszystkich obiektów</text:span><text:span text:style-name="T57"><text:s/>oraz<text:s/></text:span><text:span text:style-name="T58">karetka</text:span><text:span text:style-name="T59"><text:s/></text:span><text:span text:style-name="T60">przewożąca</text:span><text:span text:style-name="T61"><text:s/></text:span><text:span text:style-name="T62">ludzi</text:span><text:span text:style-name="T63"><text:s/>do<text:s/></text:span><text:span text:style-name="T64">szpitala</text:span><text:span text:style-name="T65">. Ponadto potrzebujemy</text:span><text:span text:style-name="T66"><text:s/>interfejsu do kontaktu z użytkownikiem</text:span><text:span text:style-name="T67">. Interfejs ma</text:span><text:span text:style-name="T68"><text:s/>wczytywać<text:s/></text:span><text:span text:style-name="T69">wskazane wartości początkowe</text:span><text:span text:style-name="T70"><text:s/>symulacji i<text:s/></text:span><text:span text:style-name="T71">wyświetlać</text:span><text:span text:style-name="T72"><text:s/></text:span><text:span text:style-name="T73">wyniki</text:span><text:span text:style-name="T74"><text:s/>oraz<text:s/></text:span><text:span text:style-name="T75">inne informacje</text:span><text:span text:style-name="T76">. Ostatecznie program musi<text:s/></text:span><text:span text:style-name="T77">wygenerować</text:span><text:span text:style-name="T78"><text:s/></text:span><text:span text:style-name="T79">plik tekstowy</text:span><text:span text:style-name="T80"><text:s/>z odpowiednimi<text:s/></text:span><text:span text:style-name="T81">informacjami<text:s/></text:span><text:span text:style-name="T82">dotyczącymi przebiegu symulacj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ol Ważny (252716)</meta:initial-creator>
    <dc:creator>Karol Ważny (252716)</dc:creator>
    <meta:creation-date>2020-04-22T15:24:00Z</meta:creation-date>
    <dc:date>2020-04-22T15:25:00Z</dc:date>
    <meta:template xlink:href="Normal" xlink:type="simple"/>
    <meta:editing-cycles>1</meta:editing-cycles>
    <meta:editing-duration>PT60S</meta:editing-duration>
    <meta:document-statistic meta:page-count="1" meta:paragraph-count="2" meta:word-count="151" meta:character-count="1055" meta:row-count="7" meta:non-whitespace-character-count="906"/>
  </office:meta>
</office:document-meta>
</file>